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FIRST MIRACLE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FIRST MIRACLE (2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ccasion (2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ccasion (2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eremony (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isis (2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SUS' FIRST MIRACLE (2:1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occasion (2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bservation (2: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orders (2: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orders (2:5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rom the mother (2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the Messiah (2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FIRST MIRACLE (2:1-11)<text:s text:c="1"/></text:span><text:span text:style-name="a500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occasion (2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servation (2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rders (2:5-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obedience (2:8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opinion (2:9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outcome (2:1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JOHN 2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JESUS' FIRST MIRACLE (2:1-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JESUS' FIRST TEMPLE CLEANSING (2:12-2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JESUS' FIRST TEMPLE CLEANSING (2:12-25):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Purging in regard to his Father's Temple (2:12-17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-title-Title-Slide" presentation:presentation-page-layout-name="Master1-PPL1" draw:id="Slide-264">
        <draw:frame draw:id="id99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<text:s text:c="1"/>Purging in regard to his Father's Temple (2:12-17)<text:s text:c="1"/></text:span><text:span text:style-name="a552" text:class-names=""/></text:p>
          </draw:text-box>
          <svg:title/>
          <svg:desc/>
        </draw:frame>
        <draw:frame draw:id="id100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The cleansing of the Temple (2:12-15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cleansing of the Temple (2:12-15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wickedness (2:12-1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whip (2:1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urging in regard to his Father's Temple (2:12-17)<text:s text:c="1"/></text:span><text:span text:style-name="a577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cleansing of the Temple (2:12-1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demning of the thieves (2:16-17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demning of the thieves (2:16-17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oundrels he faces (2:1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cripture he fulfils (2: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urging in regard to his Father's Temple (2:12-17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cleansing of the Temple (2:12-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condemning of the thieves (2:16-17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JESUS' FIRST TEMPLE CLEANSING (2:12-25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Purging in regard to his Father's Temple (2:12-1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Predicting in regard to his fleshly temple (2:18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-title-Title-Slide" presentation:presentation-page-layout-name="Master1-PPL1" draw:id="Slide-270">
        <draw:frame draw:id="id111" presentation:style-name="a639" draw:name="Title 1" svg:x="1.38in" svg:y="0.83in" svg:width="10.3in" svg:height="4.42in" presentation:class="title" presentation:placeholder="false">
          <draw:text-box>
            <text:p text:style-name="a638" text:class-names="" text:cond-style-name=""><text:span text:style-name="a636" text:class-names=""><text:s text:c="1"/>Predicting in regard to his fleshly temple (2:18-25)<text:s text:c="1"/></text:span><text:span text:style-name="a637" text:class-names=""/></text:p>
          </draw:text-box>
          <svg:title/>
          <svg:desc/>
        </draw:frame>
        <draw:frame draw:id="id112" presentation:style-name="a644" draw:name="Subtitle 2" svg:x="1.38in" svg:y="5.25in" svg:width="10.3in" svg:height="1.85in" presentation:class="subtitle" presentation:placeholder="false">
          <draw:text-box>
            <text:p text:style-name="a641" text:class-names="" text:cond-style-name=""><text:span text:style-name="a640" text:class-names=""><text:s text:c="1"/>The ignorance of the Jewish leaders (2:18-22)<text:s text:c="1"/></text:span></text:p>
            <text:p text:style-name="a643" text:class-names="" text:cond-style-name=""><text:span text:style-name="a642" text:class-names=""/></text:p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gnorance of the Jewish leaders (2:18-22)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ign demanded (2:1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ign described (2:19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gn distorted (2:20-21)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ign discerned (2: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Predicting in regard to his fleshly temple (2:18-25)<text:s text:c="1"/></text:span><text:span text:style-name="a668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ignorance of the Jewish leaders (2:18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insincerity of the Jewish laity (2:23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SUS' FIRST TEMPLE CLEANSING (2:12-25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Purging in regard to his Father's Temple (2:12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redicting in regard to his fleshly temple (2:18-2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OHN 2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JESUS' FIRST MIRACLE (2:1-1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JESUS' FIRST TEMPLE CLEANSING (2:12-25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</dc:title>
    <meta:initial-creator>David STRICKLAND</meta:initial-creator>
    <dc:creator>David STRICKLAND</dc:creator>
    <meta:creation-date>2020-02-22T17:33:31Z</meta:creation-date>
    <dc:date>2020-02-22T17:33:32Z</dc:date>
    <meta:template xlink:href="BibleStudy" xlink:type="simple"/>
    <meta:editing-cycles>1</meta:editing-cycles>
    <meta:editing-duration>PT0S</meta:editing-duration>
    <meta:document-statistic meta:paragraph-count="59" meta:word-count="455"/>
  </office:meta>
</office:document-meta>
</file>